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Text_20_body" style:list-style-name="List_20_1">
      <style:text-properties officeooo:rsid="001c962c" officeooo:paragraph-rsid="001c962c"/>
    </style:style>
    <style:style style:name="P127" style:family="paragraph" style:parent-style-name="Table_20_Contents">
      <style:text-properties officeooo:rsid="006c6a60" officeooo:paragraph-rsid="006c6a60"/>
    </style:style>
    <style:style style:name="P128" style:family="paragraph" style:parent-style-name="Text_20_body">
      <style:text-properties officeooo:rsid="006c6a60" officeooo:paragraph-rsid="006c6a60"/>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30"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31" style:family="paragraph" style:parent-style-name="Text_20_body">
      <style:text-properties fo:font-weight="normal" style:font-weight-asian="normal" style:font-weight-complex="normal"/>
    </style:style>
    <style:style style:name="P132" style:family="paragraph" style:parent-style-name="Preformatted_20_Text">
      <style:text-properties officeooo:paragraph-rsid="008106e3"/>
    </style:style>
    <style:style style:name="P133" style:family="paragraph" style:parent-style-name="Preformatted_20_Text">
      <style:text-properties fo:font-weight="normal" style:font-weight-asian="normal" style:font-weight-complex="normal"/>
    </style:style>
    <style:style style:name="P134" style:family="paragraph" style:parent-style-name="Text_20_body">
      <style:text-properties officeooo:rsid="006cf61c" officeooo:paragraph-rsid="006cf61c"/>
    </style:style>
    <style:style style:name="P135" style:family="paragraph" style:parent-style-name="Text_20_body">
      <style:text-properties officeooo:rsid="006d8c15" officeooo:paragraph-rsid="006d8c15"/>
    </style:style>
    <style:style style:name="P136" style:family="paragraph" style:parent-style-name="Text_20_body">
      <style:text-properties officeooo:rsid="006fa91e" officeooo:paragraph-rsid="006fa91e"/>
    </style:style>
    <style:style style:name="P137" style:family="paragraph" style:parent-style-name="Text_20_body">
      <style:text-properties officeooo:rsid="00713778" officeooo:paragraph-rsid="007f1cdb"/>
    </style:style>
    <style:style style:name="P138" style:family="paragraph" style:parent-style-name="Preformatted_20_Text">
      <style:text-properties officeooo:paragraph-rsid="007f7efc"/>
    </style:style>
    <style:style style:name="P139" style:family="paragraph" style:parent-style-name="Text_20_body">
      <style:text-properties officeooo:rsid="0072114e" officeooo:paragraph-rsid="0072114e"/>
    </style:style>
    <style:style style:name="P140" style:family="paragraph" style:parent-style-name="Text_20_body">
      <style:text-properties officeooo:rsid="00713778" officeooo:paragraph-rsid="00713778"/>
    </style:style>
    <style:style style:name="P141" style:family="paragraph" style:parent-style-name="Preformatted_20_Text">
      <style:text-properties officeooo:paragraph-rsid="00713778"/>
    </style:style>
    <style:style style:name="P142" style:family="paragraph" style:parent-style-name="Preformatted_20_Text">
      <style:text-properties officeooo:paragraph-rsid="007d2aae"/>
    </style:style>
    <style:style style:name="P143" style:family="paragraph" style:parent-style-name="Preformatted_20_Text">
      <style:text-properties officeooo:paragraph-rsid="007f1cdb"/>
    </style:style>
    <style:style style:name="P144" style:family="paragraph" style:parent-style-name="Text_20_body">
      <style:text-properties fo:font-size="10pt" officeooo:rsid="00930e04" officeooo:paragraph-rsid="00930e04"/>
    </style:style>
    <style:style style:name="P145" style:family="paragraph" style:parent-style-name="Preformatted_20_Text">
      <style:text-properties officeooo:paragraph-rsid="00930e04"/>
    </style:style>
    <style:style style:name="P146" style:family="paragraph" style:parent-style-name="Text_20_body">
      <style:text-properties fo:font-size="10pt" officeooo:rsid="009463cf" officeooo:paragraph-rsid="009463cf"/>
    </style:style>
    <style:style style:name="P147" style:family="paragraph" style:parent-style-name="Text_20_body">
      <style:text-properties fo:font-size="10pt" officeooo:rsid="008815fd" officeooo:paragraph-rsid="008815fd"/>
    </style:style>
    <style:style style:name="P148" style:family="paragraph" style:parent-style-name="Preformatted_20_Text">
      <style:text-properties officeooo:paragraph-rsid="008815fd"/>
    </style:style>
    <style:style style:name="P149" style:family="paragraph" style:parent-style-name="Preformatted_20_Text">
      <style:paragraph-properties fo:margin-left="3.81cm" fo:text-indent="0cm" style:auto-text-indent="false"/>
      <style:text-properties fo:font-size="8pt" style:font-size-asian="8pt" style:font-size-complex="8pt"/>
    </style:style>
    <style:style style:name="P150"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51" style:family="paragraph" style:parent-style-name="Preformatted_20_Text">
      <style:paragraph-properties fo:margin-left="3.81cm" fo:text-indent="0cm" style:auto-text-indent="false"/>
      <style:text-properties fo:font-size="8pt" officeooo:paragraph-rsid="00930e04" style:font-size-asian="8pt" style:font-size-complex="8pt"/>
    </style:style>
    <style:style style:name="P152" style:family="paragraph" style:parent-style-name="Preformatted_20_Text">
      <style:paragraph-properties fo:margin-left="3.81cm" fo:text-indent="0cm" style:auto-text-indent="false"/>
      <style:text-properties fo:font-size="8pt" fo:font-weight="bold" officeooo:paragraph-rsid="00930e04" style:font-size-asian="8pt" style:font-weight-asian="bold" style:font-size-complex="8pt" style:font-weight-complex="bold"/>
    </style:style>
    <style:style style:name="P153" style:family="paragraph" style:parent-style-name="Text_20_body">
      <style:text-properties officeooo:rsid="008815fd" officeooo:paragraph-rsid="008815fd"/>
    </style:style>
    <style:style style:name="P154" style:family="paragraph" style:parent-style-name="Text_20_body">
      <style:text-properties officeooo:rsid="008106e3" officeooo:paragraph-rsid="008106e3"/>
    </style:style>
    <style:style style:name="P155" style:family="paragraph" style:parent-style-name="Preformatted_20_Text">
      <style:text-properties officeooo:paragraph-rsid="00233538"/>
    </style:style>
    <style:style style:name="P156" style:family="paragraph" style:parent-style-name="Preformatted_20_Text">
      <style:text-properties officeooo:rsid="00233538" officeooo:paragraph-rsid="00233538"/>
    </style:style>
    <style:style style:name="P157" style:family="paragraph" style:parent-style-name="Text_20_body">
      <style:text-properties officeooo:paragraph-rsid="00233538"/>
    </style:style>
    <style:style style:name="P158" style:family="paragraph" style:parent-style-name="Preformatted_20_Text">
      <style:text-properties officeooo:paragraph-rsid="0023553a"/>
    </style:style>
    <style:style style:name="P159" style:family="paragraph" style:parent-style-name="Preformatted_20_Text">
      <style:text-properties officeooo:rsid="0023553a" officeooo:paragraph-rsid="0023553a"/>
    </style:style>
    <style:style style:name="P160" style:family="paragraph" style:parent-style-name="Text_20_body">
      <style:text-properties officeooo:rsid="003dee22" officeooo:paragraph-rsid="003dee22"/>
    </style:style>
    <style:style style:name="P161"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62"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3"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4" style:family="paragraph" style:parent-style-name="Text_20_body">
      <style:text-properties fo:font-style="normal" fo:font-weight="normal" style:font-style-asian="normal" style:font-weight-asian="normal" style:font-style-complex="normal" style:font-weight-complex="normal"/>
    </style:style>
    <style:style style:name="P165" style:family="paragraph" style:parent-style-name="Heading_20_2" style:master-page-name="">
      <style:paragraph-properties style:page-number="auto" fo:break-before="page"/>
    </style:style>
    <style:style style:name="P166" style:family="paragraph" style:parent-style-name="Table_20_Contents">
      <style:paragraph-properties fo:text-align="center" style:justify-single-word="false"/>
      <style:text-properties fo:font-weight="bold" style:font-weight-asian="bold" style:font-weight-complex="bold"/>
    </style:style>
    <style:style style:name="P167" style:family="paragraph" style:parent-style-name="Table_20_Contents">
      <style:text-properties officeooo:rsid="005b184a" officeooo:paragraph-rsid="005b184a"/>
    </style:style>
    <style:style style:name="P168"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69" style:family="paragraph" style:parent-style-name="Preformatted_20_Text">
      <style:text-properties officeooo:rsid="0024bdb7" officeooo:paragraph-rsid="0024bdb7"/>
    </style:style>
    <style:style style:name="P170" style:family="paragraph" style:parent-style-name="Text_20_body">
      <style:paragraph-properties fo:margin-left="0cm" fo:margin-right="0cm" fo:text-indent="0cm" style:auto-text-indent="false"/>
    </style:style>
    <style:style style:name="P171" style:family="paragraph" style:parent-style-name="Text_20_body">
      <style:text-properties officeooo:rsid="00860249" officeooo:paragraph-rsid="00860249"/>
    </style:style>
    <style:style style:name="P172" style:family="paragraph" style:parent-style-name="Text_20_body">
      <style:text-properties officeooo:rsid="00260819" officeooo:paragraph-rsid="00260819"/>
    </style:style>
    <style:style style:name="P173" style:family="paragraph" style:parent-style-name="Heading_20_2">
      <style:text-properties officeooo:paragraph-rsid="005f3cf0"/>
    </style:style>
    <style:style style:name="P174" style:family="paragraph" style:parent-style-name="Table_20_Heading">
      <style:text-properties officeooo:paragraph-rsid="005f3cf0"/>
    </style:style>
    <style:style style:name="P175" style:family="paragraph" style:parent-style-name="Table_20_Contents">
      <style:text-properties officeooo:rsid="005f3cf0" officeooo:paragraph-rsid="005f3cf0"/>
    </style:style>
    <style:style style:name="P176" style:family="paragraph" style:parent-style-name="Table_20_Contents">
      <style:text-properties officeooo:rsid="008e1dd5" officeooo:paragraph-rsid="008e1dd5"/>
    </style:style>
    <style:style style:name="P177" style:family="paragraph" style:parent-style-name="Table_20_Contents">
      <style:text-properties officeooo:rsid="006c518c" officeooo:paragraph-rsid="006c518c"/>
    </style:style>
    <style:style style:name="P178" style:family="paragraph" style:parent-style-name="Text_20_body">
      <style:text-properties officeooo:paragraph-rsid="005f3cf0"/>
    </style:style>
    <style:style style:name="P179" style:family="paragraph" style:parent-style-name="Text_20_body">
      <style:text-properties officeooo:rsid="0060e772" officeooo:paragraph-rsid="0060e772"/>
    </style:style>
    <style:style style:name="P180" style:family="paragraph" style:parent-style-name="Text_20_body">
      <style:text-properties officeooo:rsid="0062f335" officeooo:paragraph-rsid="008dd147"/>
    </style:style>
    <style:style style:name="P181" style:family="paragraph" style:parent-style-name="Text_20_body">
      <style:text-properties officeooo:rsid="00666fa7" officeooo:paragraph-rsid="008dd147"/>
    </style:style>
    <style:style style:name="P182" style:family="paragraph" style:parent-style-name="Text_20_body">
      <style:text-properties officeooo:rsid="0062f335" officeooo:paragraph-rsid="00666fa7"/>
    </style:style>
    <style:style style:name="P183" style:family="paragraph" style:parent-style-name="Text_20_body">
      <style:text-properties officeooo:rsid="0062f335" officeooo:paragraph-rsid="0062f335"/>
    </style:style>
    <style:style style:name="P184" style:family="paragraph" style:parent-style-name="Text_20_body" style:list-style-name="L2">
      <style:text-properties officeooo:rsid="0062f335" officeooo:paragraph-rsid="0062f335"/>
    </style:style>
    <style:style style:name="P185" style:family="paragraph" style:parent-style-name="Text_20_body" style:list-style-name="L2">
      <style:text-properties officeooo:rsid="006b9523" officeooo:paragraph-rsid="006b9523"/>
    </style:style>
    <style:style style:name="P186" style:family="paragraph" style:parent-style-name="Text_20_body" style:list-style-name="L2">
      <style:text-properties officeooo:rsid="0063a4d4" officeooo:paragraph-rsid="0063a4d4"/>
    </style:style>
    <style:style style:name="P187" style:family="paragraph" style:parent-style-name="Text_20_body">
      <style:text-properties officeooo:rsid="0063a4d4" officeooo:paragraph-rsid="0063a4d4"/>
    </style:style>
    <style:style style:name="P188" style:family="paragraph" style:parent-style-name="Text_20_body">
      <style:text-properties officeooo:paragraph-rsid="00624976"/>
    </style:style>
    <style:style style:name="P189" style:family="paragraph" style:parent-style-name="Table_20_Contents">
      <style:text-properties officeooo:rsid="0062f335" officeooo:paragraph-rsid="0062f335"/>
    </style:style>
    <style:style style:name="P190" style:family="paragraph" style:parent-style-name="Text_20_body">
      <style:text-properties fo:font-style="normal" officeooo:rsid="0062f335" officeooo:paragraph-rsid="0062f335" style:font-style-asian="normal" style:font-style-complex="normal"/>
    </style:style>
    <style:style style:name="P191" style:family="paragraph" style:parent-style-name="Table_20_Contents">
      <style:text-properties officeooo:rsid="003447ea" officeooo:paragraph-rsid="003447ea"/>
    </style:style>
    <style:style style:name="P192" style:family="paragraph" style:parent-style-name="Table_20_Contents">
      <style:text-properties fo:font-size="10pt" officeooo:rsid="003447ea" officeooo:paragraph-rsid="003447ea"/>
    </style:style>
    <style:style style:name="P193" style:family="paragraph" style:parent-style-name="Table_20_Contents">
      <style:text-properties officeooo:paragraph-rsid="003447ea"/>
    </style:style>
    <style:style style:name="P194" style:family="paragraph" style:parent-style-name="Table_20_Contents">
      <style:text-properties officeooo:rsid="006ac06a" officeooo:paragraph-rsid="006ac06a"/>
    </style:style>
    <style:style style:name="P195" style:family="paragraph" style:parent-style-name="Text_20_body">
      <style:text-properties fo:font-style="normal" officeooo:rsid="0034bc7e" officeooo:paragraph-rsid="0034bc7e" style:font-style-asian="normal" style:font-style-complex="normal"/>
    </style:style>
    <style:style style:name="P196" style:family="paragraph" style:parent-style-name="Text_20_body">
      <style:text-properties officeooo:paragraph-rsid="0034f11f"/>
    </style:style>
    <style:style style:name="P197" style:family="paragraph" style:parent-style-name="Text_20_body">
      <style:text-properties fo:font-style="normal" officeooo:rsid="0034f11f" officeooo:paragraph-rsid="0034f11f" style:font-style-asian="normal" style:font-style-complex="normal"/>
    </style:style>
    <style:style style:name="P19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02" style:family="paragraph" style:parent-style-name="Text_20_body">
      <style:text-properties officeooo:rsid="00368c29" officeooo:paragraph-rsid="00368c29"/>
    </style:style>
    <style:style style:name="P203" style:family="paragraph" style:parent-style-name="Text_20_body">
      <style:text-properties officeooo:paragraph-rsid="00368c29"/>
    </style:style>
    <style:style style:name="P204" style:family="paragraph" style:parent-style-name="Text_20_body">
      <style:text-properties officeooo:rsid="003702d2" officeooo:paragraph-rsid="003702d2"/>
    </style:style>
    <style:style style:name="P205" style:family="paragraph" style:parent-style-name="Text_20_body">
      <style:text-properties officeooo:rsid="00380458" officeooo:paragraph-rsid="00380458"/>
    </style:style>
    <style:style style:name="P206" style:family="paragraph" style:parent-style-name="Text_20_body">
      <style:text-properties officeooo:rsid="006769b8" officeooo:paragraph-rsid="006ac06a"/>
    </style:style>
    <style:style style:name="P207" style:family="paragraph" style:parent-style-name="Heading_20_3">
      <style:text-properties fo:font-style="normal" style:font-style-asian="normal" style:font-style-complex="normal"/>
    </style:style>
    <style:style style:name="P208" style:family="paragraph" style:parent-style-name="Text_20_body">
      <style:text-properties fo:font-style="normal" officeooo:rsid="00380458" officeooo:paragraph-rsid="00380458" style:font-style-asian="normal" style:font-style-complex="normal"/>
    </style:style>
    <style:style style:name="P209" style:family="paragraph" style:parent-style-name="Preformatted_20_Text" style:master-page-name="">
      <style:paragraph-properties style:page-number="auto" fo:keep-with-next="auto"/>
    </style:style>
    <style:style style:name="P210" style:family="paragraph" style:parent-style-name="Preformatted_20_Text">
      <style:text-properties officeooo:paragraph-rsid="0062f335"/>
    </style:style>
    <style:style style:name="P211" style:family="paragraph" style:parent-style-name="Text_20_body">
      <style:text-properties officeooo:rsid="005b184a" officeooo:paragraph-rsid="005b184a"/>
    </style:style>
    <style:style style:name="P212" style:family="paragraph" style:parent-style-name="Text_20_body">
      <style:text-properties officeooo:rsid="0028ef02" officeooo:paragraph-rsid="0028ef02"/>
    </style:style>
    <style:style style:name="P213" style:family="paragraph" style:parent-style-name="Preformatted_20_Text" style:master-page-name="">
      <style:paragraph-properties style:page-number="auto" fo:keep-with-next="auto" style:writing-mode="lr-tb"/>
      <style:text-properties officeooo:paragraph-rsid="002a33d2"/>
    </style:style>
    <style:style style:name="P214" style:family="paragraph" style:parent-style-name="Preformatted_20_Text">
      <style:paragraph-properties fo:line-height="100%"/>
      <style:text-properties fo:font-size="8pt" style:font-size-asian="8pt" style:font-size-complex="8pt"/>
    </style:style>
    <style:style style:name="P215"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930e04"/>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190d51"/>
    </style:style>
    <style:style style:name="T82" style:family="text">
      <style:text-properties fo:font-style="normal" officeooo:rsid="00190d51" style:font-style-asian="normal" style:font-style-complex="normal"/>
    </style:style>
    <style:style style:name="T83" style:family="text">
      <style:text-properties officeooo:rsid="001b0bc8"/>
    </style:style>
    <style:style style:name="T84" style:family="text">
      <style:text-properties officeooo:rsid="00198d26"/>
    </style:style>
    <style:style style:name="T85" style:family="text">
      <style:text-properties officeooo:rsid="00913868"/>
    </style:style>
    <style:style style:name="T86" style:family="text">
      <style:text-properties officeooo:rsid="002bec29"/>
    </style:style>
    <style:style style:name="T87" style:family="text">
      <style:text-properties fo:font-size="10pt" officeooo:rsid="002bec29"/>
    </style:style>
    <style:style style:name="T88" style:family="text">
      <style:text-properties fo:font-size="10pt" officeooo:rsid="002d02e2"/>
    </style:style>
    <style:style style:name="T89" style:family="text">
      <style:text-properties fo:font-size="10pt" officeooo:rsid="00305366"/>
    </style:style>
    <style:style style:name="T90" style:family="text">
      <style:text-properties fo:font-size="10pt"/>
    </style:style>
    <style:style style:name="T91" style:family="text">
      <style:text-properties officeooo:rsid="00305366"/>
    </style:style>
    <style:style style:name="T92" style:family="text">
      <style:text-properties officeooo:rsid="002e139b"/>
    </style:style>
    <style:style style:name="T93" style:family="text">
      <style:text-properties officeooo:rsid="001c962c"/>
    </style:style>
    <style:style style:name="T94" style:family="text">
      <style:text-properties officeooo:rsid="006c6a60"/>
    </style:style>
    <style:style style:name="T95" style:family="text">
      <style:text-properties officeooo:rsid="001e8667"/>
    </style:style>
    <style:style style:name="T96" style:family="text">
      <style:text-properties officeooo:rsid="001fe38b"/>
    </style:style>
    <style:style style:name="T97" style:family="text">
      <style:text-properties fo:font-weight="normal" style:font-weight-asian="normal" style:font-weight-complex="normal"/>
    </style:style>
    <style:style style:name="T98" style:family="text">
      <style:text-properties officeooo:rsid="008106e3"/>
    </style:style>
    <style:style style:name="T99" style:family="text">
      <style:text-properties officeooo:rsid="006cf61c"/>
    </style:style>
    <style:style style:name="T100" style:family="text">
      <style:text-properties officeooo:rsid="007d2aae"/>
    </style:style>
    <style:style style:name="T101" style:family="text">
      <style:text-properties officeooo:rsid="007e8ed0"/>
    </style:style>
    <style:style style:name="T102" style:family="text">
      <style:text-properties officeooo:rsid="006d8c15"/>
    </style:style>
    <style:style style:name="T103" style:family="text">
      <style:text-properties officeooo:rsid="006dc3f0"/>
    </style:style>
    <style:style style:name="T104" style:family="text">
      <style:text-properties officeooo:rsid="006d92c4"/>
    </style:style>
    <style:style style:name="T105" style:family="text">
      <style:text-properties officeooo:rsid="006fa91e"/>
    </style:style>
    <style:style style:name="T106" style:family="text">
      <style:text-properties fo:font-style="italic" officeooo:rsid="006fa91e" style:font-style-asian="italic" style:font-style-complex="italic"/>
    </style:style>
    <style:style style:name="T107" style:family="text">
      <style:text-properties officeooo:rsid="007c4135"/>
    </style:style>
    <style:style style:name="T108" style:family="text">
      <style:text-properties fo:font-style="italic" officeooo:rsid="007c4135" style:font-style-asian="italic" style:font-style-complex="italic"/>
    </style:style>
    <style:style style:name="T109" style:family="text">
      <style:text-properties fo:font-style="normal" officeooo:rsid="007c4135" style:font-style-asian="normal" style:font-style-complex="normal"/>
    </style:style>
    <style:style style:name="T110" style:family="text">
      <style:text-properties officeooo:rsid="007f1cdb"/>
    </style:style>
    <style:style style:name="T111" style:family="text">
      <style:text-properties officeooo:rsid="007f7efc"/>
    </style:style>
    <style:style style:name="T112" style:family="text">
      <style:text-properties officeooo:rsid="009463cf"/>
    </style:style>
    <style:style style:name="T113" style:family="text">
      <style:text-properties officeooo:rsid="00883308"/>
    </style:style>
    <style:style style:name="T114" style:family="text">
      <style:text-properties fo:font-weight="bold" officeooo:rsid="00930e04" style:font-weight-asian="bold" style:font-weight-complex="bold"/>
    </style:style>
    <style:style style:name="T115" style:family="text">
      <style:text-properties officeooo:rsid="0089db48"/>
    </style:style>
    <style:style style:name="T116" style:family="text">
      <style:text-properties officeooo:rsid="00744a9d"/>
    </style:style>
    <style:style style:name="T117" style:family="text">
      <style:text-properties officeooo:rsid="008815fd"/>
    </style:style>
    <style:style style:name="T118" style:family="text">
      <style:text-properties officeooo:rsid="0072114e"/>
    </style:style>
    <style:style style:name="T119" style:family="text">
      <style:text-properties officeooo:rsid="002166a0"/>
    </style:style>
    <style:style style:name="T120" style:family="text">
      <style:text-properties officeooo:rsid="00233538"/>
    </style:style>
    <style:style style:name="T121" style:family="text">
      <style:text-properties officeooo:rsid="0023553a"/>
    </style:style>
    <style:style style:name="T122" style:family="text">
      <style:text-properties officeooo:rsid="003dee22"/>
    </style:style>
    <style:style style:name="T123" style:family="text">
      <style:text-properties officeooo:rsid="0023aa27"/>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officeooo:rsid="0024bdb7"/>
    </style:style>
    <style:style style:name="T127" style:family="text">
      <style:text-properties officeooo:rsid="00260819"/>
    </style:style>
    <style:style style:name="T128" style:family="text">
      <style:text-properties officeooo:rsid="00860249"/>
    </style:style>
    <style:style style:name="T129" style:family="text">
      <style:text-properties fo:font-style="normal" officeooo:rsid="00862c50" style:font-style-asian="normal" style:font-style-complex="normal"/>
    </style:style>
    <style:style style:name="T130" style:family="text">
      <style:text-properties officeooo:rsid="0062f335"/>
    </style:style>
    <style:style style:name="T131" style:family="text">
      <style:text-properties officeooo:rsid="008bead7"/>
    </style:style>
    <style:style style:name="T132" style:family="text">
      <style:text-properties officeooo:rsid="008dd147"/>
    </style:style>
    <style:style style:name="T133" style:family="text">
      <style:text-properties officeooo:rsid="00902b6c"/>
    </style:style>
    <style:style style:name="T134" style:family="text">
      <style:text-properties officeooo:rsid="00666fa7"/>
    </style:style>
    <style:style style:name="T135" style:family="text">
      <style:text-properties officeooo:rsid="006c518c"/>
    </style:style>
    <style:style style:name="T136" style:family="text">
      <style:text-properties officeooo:rsid="0063a4d4"/>
    </style:style>
    <style:style style:name="T137" style:family="text">
      <style:text-properties officeooo:rsid="006b9523"/>
    </style:style>
    <style:style style:name="T138" style:family="text">
      <style:text-properties officeooo:rsid="008e8861"/>
    </style:style>
    <style:style style:name="T139" style:family="text">
      <style:text-properties fo:font-style="normal" officeooo:rsid="008dd147" style:font-style-asian="normal" style:font-style-complex="normal"/>
    </style:style>
    <style:style style:name="T140" style:family="text">
      <style:text-properties fo:font-style="normal" officeooo:rsid="008e1dd5" style:font-style-asian="normal" style:font-style-complex="normal"/>
    </style:style>
    <style:style style:name="T141" style:family="text">
      <style:text-properties officeooo:rsid="00624976"/>
    </style:style>
    <style:style style:name="T142" style:family="text">
      <style:text-properties officeooo:rsid="003447ea"/>
    </style:style>
    <style:style style:name="T143" style:family="text">
      <style:text-properties officeooo:rsid="0038847d"/>
    </style:style>
    <style:style style:name="T144" style:family="text">
      <style:text-properties fo:font-size="10pt" officeooo:rsid="003447ea"/>
    </style:style>
    <style:style style:name="T145" style:family="text">
      <style:text-properties fo:font-style="normal" officeooo:rsid="0034f11f" style:font-style-asian="normal" style:font-style-complex="normal"/>
    </style:style>
    <style:style style:name="T146" style:family="text">
      <style:text-properties fo:font-size="10pt" fo:font-style="normal" officeooo:rsid="0034f11f" style:font-style-asian="normal" style:font-style-complex="normal"/>
    </style:style>
    <style:style style:name="T147" style:family="text">
      <style:text-properties fo:font-style="italic" officeooo:rsid="0034f11f" style:font-style-asian="italic" style:font-style-complex="italic"/>
    </style:style>
    <style:style style:name="T148" style:family="text">
      <style:text-properties fo:font-style="normal" officeooo:rsid="00380458" style:font-style-asian="normal" style:font-style-complex="normal"/>
    </style:style>
    <style:style style:name="T149" style:family="text">
      <style:text-properties fo:font-size="10pt" fo:font-style="italic" officeooo:rsid="0034f11f" style:font-style-asian="italic" style:font-style-complex="italic"/>
    </style:style>
    <style:style style:name="T150" style:family="text">
      <style:text-properties fo:font-style="normal" officeooo:rsid="00368c29" style:font-style-asian="normal" style:font-style-complex="normal"/>
    </style:style>
    <style:style style:name="T151" style:family="text">
      <style:text-properties fo:font-style="normal" officeooo:rsid="003702d2" style:font-style-asian="normal" style:font-style-complex="normal"/>
    </style:style>
    <style:style style:name="T152" style:family="text">
      <style:text-properties fo:font-style="italic" officeooo:rsid="003702d2" style:font-style-asian="italic" style:font-style-complex="italic"/>
    </style:style>
    <style:style style:name="T153" style:family="text">
      <style:text-properties fo:font-size="10pt" fo:font-style="italic" officeooo:rsid="003702d2" style:font-style-asian="italic" style:font-style-complex="italic"/>
    </style:style>
    <style:style style:name="T154" style:family="text">
      <style:text-properties fo:font-size="10pt" fo:font-style="normal" officeooo:rsid="003702d2" style:font-style-asian="normal" style:font-style-complex="normal"/>
    </style:style>
    <style:style style:name="T155" style:family="text">
      <style:text-properties officeooo:rsid="0038ca59"/>
    </style:style>
    <style:style style:name="T156" style:family="text">
      <style:text-properties officeooo:rsid="003c498d"/>
    </style:style>
    <style:style style:name="T157" style:family="text">
      <style:text-properties officeooo:rsid="003d4f11"/>
    </style:style>
    <style:style style:name="T158" style:family="text">
      <style:text-properties officeooo:rsid="006769b8"/>
    </style:style>
    <style:style style:name="T159" style:family="text">
      <style:text-properties officeooo:rsid="002a33d2"/>
    </style:style>
    <style:style style:name="T160"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1"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15">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8/10/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221907169501946"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22190716950194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8</text:span>/<text:span text:style-name="T9">10</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221908800532671"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221908800532671"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0">VDM source</text:span><text:span text:style-name="T21">.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ext:span><text:soft-page-break/><text:span text:style-name="T21">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221908155018854"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769980996"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1">start with “map” and </text:span>define the fields of a source class that are passed to the constructor of a destination class.</text:p>
        </text:list-item>
        <text:list-item>
          <text:p text:style-name="P68">Unmapped lines <text:span text:style-name="T41">start with “unmapped” and</text:span> identify fully qualified source classes that are not mapped.</text:p>
        </text:list-item>
        <text:list-item>
          <text:p text:style-name="P69"><text:span text:style-name="T21">“</text:span><text:span text:style-name="T42">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3">Whitespace is ignored.</text:span></text:p>
      <text:p text:style-name="P73"><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5">The “map” line example describes how to turn a TCAndExpression into an INAndExpression. The 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5">This example requires the INSomething class to have a method called setExtra.</text:p>
      <text:p text:style-name="P73"><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6">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221908155018854"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4">this</text:span>);</text:p>
      <text:p text:style-name="P81"/>
      <text:p text:style-name="P82">public class INClassList</text:p>
      <text:p text:style-name="P83"><text:tab/>extends <text:span text:style-name="T54">INMappedList</text:span>&lt;TCClassDefinition, INClassDefinition&gt;</text:p>
      <text:p text:style-name="P84">{</text:p>
      <text:p text:style-name="P84"><text:tab/>public <text:span text:style-name="T54">INClassList(TCClassList from)</text:span> throws Exception</text:p>
      <text:p text:style-name="P84"><text:tab/>{</text:p>
      <text:p text:style-name="P84"><text:tab/><text:tab/>super(from);</text:p>
      <text:p text:style-name="P84"><text:tab/>}</text:p>
      <text:p text:style-name="P84">...</text:p>
      <text:p text:style-name="P81"/>
      <text:p text:style-name="P85"><text:span text:style-name="T54">abstract public class INMappedList</text:span>&lt;FROM extends Mappable,</text:p>
      <text:p text:style-name="P86"><text:tab/>TO extends Mappable&gt; extends <text:span text:style-name="T54">MappedList</text:span>&lt;FROM, TO&gt;</text:p>
      <text:p text:style-name="P81">{</text:p>
      <text:p text:style-name="P81"><text:tab/>private static final long serialVersionUID = 1L;</text:p>
      <text:p text:style-name="P81"/>
      <text:p text:style-name="P81"><text:tab/>public <text:span text:style-name="T54">INMappedList(List&lt;FROM&gt; from)</text:span> throws Exception</text:p>
      <text:p text:style-name="P81"><text:tab/>{</text:p>
      <text:p text:style-name="P81"><text:tab/><text:tab/>super(<text:span text:style-name="T54">INNode.MAPPINGS</text:span>, from);</text:p>
      <text:p text:style-name="P81"><text:tab/>}</text:p>
      <text:p text:style-name="P81">...</text:p>
      <text:p text:style-name="P81"/>
      <text:p text:style-name="P85"><text:span text:style-name="T54">abstract public class MappedList</text:span>&lt;FROM extends Mappable,</text:p>
      <text:p text:style-name="P86"><text:tab/>TO extends Mappable&gt; extends Vector&lt;TO&gt; <text:span text:style-name="T54">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4">ClassMapper.getInstance(mappings)</text:span>;</text:p>
      <text:p text:style-name="P81"><text:tab/><text:tab/></text:p>
      <text:p text:style-name="P81"><text:tab/><text:tab/>for (FROM type: from)</text:p>
      <text:p text:style-name="P81"><text:tab/><text:tab/>{</text:p>
      <text:p text:style-name="P81"><text:tab/><text:tab/><text:tab/>add((TO)<text:span text:style-name="T54">mapper.convert(type)</text:span>);</text:p>
      <text:p text:style-name="P81"><text:tab/><text:tab/>}</text:p>
      <text:p text:style-name="P81"><text:tab/>}</text:p>
      <text:p text:style-name="P81">...</text:p>
      <text:p text:style-name="P81"/>
      <text:p text:style-name="P87"><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text:span><text:soft-page-break/><text:span text:style-name="T53">instance and then use</text:span><text:span text:style-name="T55">s</text:span><text:span text:style-name="T53"> it to convert each of the source list objects.</text:span></text:p>
      <text:p text:style-name="P88">The process for a MappedMap is similar.</text:p>
      <text:list xml:id="list221907144979889"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221908574886284" text:continue-list="list769980996" text:style-name="List_20_1">
        <text:list-item>
          <text:p text:style-name="P90">Once the <text:span text:style-name="T56">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2"><text:span text:style-name="T56">The mapper looks up the class of each </text:span><text:span text:style-name="T57">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4"><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4"><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221907144979889"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8"/>
      <text:p text:style-name="Preformatted_20_Text"><text:span text:style-name="T63">XX</text:span>Reader mr = new <text:span text:style-name="T63">XX</text:span>Reader(<text:span text:style-name="T63">source</text:span>);</text:p>
      <text:p text:style-name="Preformatted_20_Text"><text:soft-page-break/><text:span text:style-name="T63">XX</text:span>ModuleList <text:span text:style-name="T64">xx</text:span>modules = mr.readModules();</text:p>
      <text:p text:style-name="P99"><text:span text:style-name="T63">YY</text:span>ModuleList <text:span text:style-name="T66">yymodules</text:span> =</text:p>
      <text:p text:style-name="P99"><text:s text:c="4"/><text:span text:style-name="T55">C</text:span>lassMapper.getInstance(<text:span text:style-name="T55">YY</text:span>Node.MAPPINGS).init().convert(<text:span text:style-name="T41">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5">public <text:span text:style-name="T71">TC</text:span>Type typeCheck(Environment base, TypeList qualifiers,</text:p>
      <text:p text:style-name="P105"><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text:soft-page-break/>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221907593663673"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221908302568768" text:continue-list="list221908574886284"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0">TCE</text:span>xpression, type check the definition for it.</text:p>
        </text:list-item>
        <text:list-item>
          <text:p text:style-name="P68">If there is a post condition <text:span text:style-name="T80">TCE</text:span>xpression, type check the definition for that too.</text:p>
        </text:list-item>
        <text:list-item>
          <text:p text:style-name="P68">Type check the body <text:span text:style-name="T80">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1">IN</text:span>ClassDefinition at runtime (in the public/privateStaticValues fields), whereas object instance data is held inside an ObjectValue (produced by the makeInstance method of <text:span text:style-name="T8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1">in TCSystemDefinition </text:span>checks whether the definitions in the system class meet the VDM-RT restrictions. A systemInit method is called during system initialization <text:span text:style-name="T8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1">(in the IN classes) </text:span>override the newInstance method to perform special processing. Both <text:span text:style-name="T81">TC </text:span>classes create their operations (ie. create <text:span text:style-name="T81">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2">IN</text:span><text:span text:style-name="T21">CPUClassDefinition and </text:span><text:span text:style-name="T82">IN</text:span><text:span text:style-name="T21">BUSClassDefinition classes to perform the actual processing.</text:span></text:p>
      <text:list text:continue-list="list221907593663673"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3">The typeCheck method of TCImport and TCExport is implemented in the various subclasses to check that (say) the export definition matches the actual definition being exported.</text:span></text:p>
      <text:p text:style-name="Text_20_body">The <text:span text:style-name="T84">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5">Plugin&gt;</text:span>&lt;Kind&gt;Visitor</text:p>
          </table:table-cell>
          <table:table-cell table:style-name="Table2.A1" office:value-type="string">
            <text:p text:style-name="P113">The <text:span text:style-name="T86">abstract </text:span>parent class of all <text:span text:style-name="T87">visitors for this kind</text:span>.</text:p>
          </table:table-cell>
        </table:table-row>
        <table:table-row table:style-name="Table2.2">
          <table:table-cell table:style-name="Table2.A3" office:value-type="string">
            <text:p text:style-name="P114">&lt;<text:span text:style-name="T85">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5">Plugin&gt;</text:span>***Visitor</text:p>
          </table:table-cell>
          <table:table-cell table:style-name="Table2.B3" office:value-type="string">
            <text:p text:style-name="P112">A visitor class</text:p>
          </table:table-cell>
        </table:table-row>
      </table:table>
      <text:p text:style-name="P115"/>
      <text:p text:style-name="P115">The <text:span text:style-name="T87">visitors</text:span> <text:span text:style-name="T35">sub-</text:span>package contains <text:span text:style-name="T86">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88">Note that the methods all call an abstract caseDefinition(node, arg) method by default. This is so that </text:span><text:soft-page-break/><text:span text:style-name="T88">default processing for all definitions (in this </text:span><text:span text:style-name="T89">example</text:span><text:span text:style-name="T88">) can be added to one method. Concrete visitors then extend this class and override the cases that they want to process; other cases will default to the caseDefinition method, which has to be implemented and provides </text:span><text:span text:style-name="T89">a</text:span><text:span text:style-name="T88"> default value.</text:span></text:p>
      <text:p text:style-name="P119"><text:span text:style-name="T90">One common subclass of each type of visitor is called a “Leaf” visitor (eg. TCLeafDefinitionVisitor). These process a definition and (potentially) visit each of its sub-clauses, using specialised visitors for expressions, statements, patterns and so on </text:span><text:span text:style-name="T89">that it contains</text:span><text:span text:style-name="T90">. This enables an entire tree </text:span><text:span text:style-name="T89">of a definition (in this example)</text:span><text:span text:style-name="T90">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1">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2">A concrete leaf visitor then has to define the visitor set, and the methods to process node </text:span><text:span text:style-name="T91">leave</text:span><text:span text:style-name="T92">s. The </text:span><text:span text:style-name="T91">same </text:span><text:span text:style-name="T92">visitor set is </text:span><text:span text:style-name="T89">available</text:span><text:span text:style-name="T92"> to all visitors in the set so that they can call between each other as necessary. For example:</text:span></text:p>
      <text:p text:style-name="P120"/>
      <text:p text:style-name="P123">public class TCGetFreeVariable<text:span text:style-name="T69">Definition</text:span>Visitor</text:p>
      <text:p text:style-name="P123"><text:tab/>extends TCLeafDefinitionVisitor&lt;TCNameToken, TCNameSet, <text:span text:style-name="T69">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xml:id="list221908844061197" text:continue-numbering="true" text:style-name="Outline">
        <text:list-item>
          <text:list>
            <text:list-item>
              <text:h text:style-name="Heading_20_2" text:outline-level="2"><text:bookmark-start text:name="__RefHeading___Toc5857_348362713"/><draw:frame draw:style-name="fr2" draw:name="Image3" text:anchor-type="char" svg:width="15.921cm" svg:height="8.955cm" draw:z-index="68"><draw:image xlink:href="Pictures/10000000000003C00000021CE7910FAB.png" xlink:type="simple" xlink:show="embed" xlink:actuate="onLoad" draw:mime-type="image/png"/></draw:frame>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text:soft-page-break/>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3">coordinate</text:span> the type checking of VDM-SL, VDM-RT and VDM++ specifications. Most of the actual type checking is performed by the <text:span text:style-name="T93">TC</text:span>Definition, <text:span text:style-name="T93">TC</text:span>Expression and <text:span text:style-name="T93">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3">converted into TCNodes</text:span> – and they implement a single abstract method from their parent, called typeCheck. The method takes no arguments and returns no result. Any errors or warnings raised during type checking are recorded by the <text:span text:style-name="T93">TCNode</text:span> <text:span text:style-name="T93">sub-</text:span>class (see VDMMessage).</text:p>
      <text:p text:style-name="Text_20_body">The sequence of events is slightly different for the type check of modules and classes, but they follow the same principles. <text:s/>For modules, the sequence is:</text:p>
      <text:list text:continue-list="list221908302568768"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8">Report any discrepancies between the final checked types of the modules’ definitions and their explicit imported types.</text:p>
        </text:list-item>
        <text:list-item>
          <text:p text:style-name="P69">Any definition names that have not been referenced or exported produce "unused" warnings.</text:p>
        </text:list-item>
        <text:list-item>
          <text:p text:style-name="P126">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3">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text:soft-page-break/>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3">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3">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21908339314868"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3">P</text:span>ubli<text:span text:style-name="T93">C</text:span>lass<text:span text:style-name="T93">E</text:span>nvironment that can see all public class definitions.</text:p>
        </text:list-item>
        <text:list-item>
          <text:p text:style-name="P68">For each class, chain a <text:span text:style-name="T93">P</text:span>rivate<text:span text:style-name="T93">C</text:span>lass<text:span text:style-name="T93">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In the pass order: [types, values, definitions], for each class, create a <text:span text:style-name="T93">P</text:span>rivate<text:span text:style-name="T93">C</text:span>lass<text:span text:style-name="T93">E</text:span>nvironment, and type check the definitions of the given pass.</text:p>
        </text:list-item>
        <text:list-item>
          <text:p text:style-name="P69">Check for any definition names that have not been referenced and produce "unused" warnings.</text:p>
        </text:list-item>
        <text:list-item>
          <text:p text:style-name="P126">Perform a cyclic dependency check for all classes.</text:p>
          <text:p text:style-name="P12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3">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22190884406119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7">POGState</text:p>
          </table:table-cell>
          <table:table-cell table:style-name="vdmj_5f_pog.B2" office:value-type="string">
            <text:p text:style-name="P127">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4">generator</text:span>. Most of the actual obligation generation is performed by <text:span text:style-name="T95">PO</text:span>Definitions, <text:span text:style-name="T95">PO</text:span>Expressions and <text:span text:style-name="T95">PO</text:span>Statements, which include a getProofObligations method that returns a ProofObligationList, <text:span text:style-name="T94">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8">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94">Function obligations come from sub-expressions within a function body. </text:span>For example, a simple function like:</text:p>
      <text:p text:style-name="Preformatted_20_Text"/>
      <text:p text:style-name="Preformatted_20_Text"><text:tab/>f: int <text:span text:style-name="T94">* map int to int</text:span> -&gt; int</text:p>
      <text:p text:style-name="Preformatted_20_Text"><text:tab/>f(i, <text:span text:style-name="T94">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9"/>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6">POD</text:span>efinition is called, passing the stack. Depending on the definition type, the implementation may add to the context (eg. a function definition would push a <text:s/>POFunctionDefinitionContext) before calling getProofObligations for their inner <text:span text:style-name="T96">POE</text:span>xpression(s) or <text:span text:style-name="T96">POS</text:span>tatement(s). In the example above, the getProofObligation method of the <text:span text:style-name="T96">PO</text:span>IfExpression that comprises the function body would be called. That in turn would push an <text:span text:style-name="T97">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3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31">Notice that the <text:span text:style-name="T96">PO</text:span>IfExpression does not actually generate any proof obligations itself; it only sets up context so that obligations generated from its sub-expressions will be correct. The <text:span text:style-name="T96">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32"><text:tab/><text:tab/>obligations.addAll(MapApplyObligation.getAllPOs(</text:p>
      <text:p text:style-name="P132"><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3"/>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8">The “getAllPOs” wrapper is used in operations to generate multiple POs (see below).</text:span></text:p>
      <text:p text:style-name="Text_20_body">The constructor of the ProofObligations generated use the context passed to generate the "<text:span text:style-name="T99">source</text:span>" of the obligation (ie. the string form of its expression):</text:p>
      <text:p text:style-name="Preformatted_20_Text"/>
      <text:p text:style-name="Preformatted_20_Text">public MapApplyObligation(</text:p>
      <text:p text:style-name="Preformatted_20_Text"><text:tab/><text:span text:style-name="T96">PO</text:span>Expression root, <text:span text:style-name="T96">PO</text:span>Expression arg, POContextStack ctxt)</text:p>
      <text:p text:style-name="Preformatted_20_Text">{</text:p>
      <text:p text:style-name="Preformatted_20_Text"><text:tab/>super(root.location, POType.MAP<text:span text:style-name="T99">_</text:span>APPLY, ctxt);</text:p>
      <text:p text:style-name="Preformatted_20_Text"><text:tab/><text:span text:style-name="T99">source</text:span> = ctxt.get<text:span text:style-name="T99">Source</text:span>(arg + " in set dom " + root);</text:p>
      <text:p text:style-name="Preformatted_20_Text">}</text:p>
      <text:p text:style-name="Preformatted_20_Text"/>
      <text:p text:style-name="Text_20_body">The get<text:span text:style-name="T99">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text:soft-page-break/>Operation Obligations</text:h>
                </text:list-item>
              </text:list>
            </text:list-item>
          </text:list>
        </text:list-item>
      </text:list>
      <text:p text:style-name="Text_20_body">The process of proof obligation generation is <text:span text:style-name="T100">similar</text:span> <text:span text:style-name="T100">for</text:span> operation definitions which include statements <text:span text:style-name="T99">rather than expressions</text:span>. <text:span text:style-name="T99">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4">For example, consider the following simple <text:span text:style-name="T101">operation that uses state data</text:span>:</text:p>
      <text:p text:style-name="Preformatted_20_Text">state S of</text:p>
      <text:p text:style-name="Preformatted_20_Text"><text:tab/><text:span text:style-name="T102">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2">count</text:span>;</text:p>
      <text:p text:style-name="Preformatted_20_Text"><text:tab/><text:span text:style-name="T103">x := x + 1;</text:span></text:p>
      <text:p text:style-name="Preformatted_20_Text"><text:tab/>return 1/x <text:s text:c="2"/>-- <text:span text:style-name="T101">Line 11</text:span></text:p>
      <text:p text:style-name="Preformatted_20_Text">);</text:p>
      <text:p text:style-name="Preformatted_20_Text"/>
      <text:p text:style-name="P135">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5">Comparing this to a function obligation, there are some important differences. Firstly, the “S” state vector is included in the <text:span text:style-name="T103">outermost</text:span> context, giving a “<text:span text:style-name="T104">count</text:span>” field value within the PO. <text:span text:style-name="T103">Note that the PO is still a simple expression, not a statement, so the “dcl” statement adds a local “let” within the obligation, giving the PO a value for “x” for obligations in paths that include the dcl. </text:span><text:span text:style-name="T105">Similarly, the assignment to “x” is also represented as a further “let” expression that </text:span><text:span text:style-name="T106">hides</text:span><text:span text:style-name="T105"> the previous x value. Lastly, the obligation at the end is the same as the functional case, checking that x is not causing a divide by zero.</text:span></text:p>
      <text:p text:style-name="P136">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7">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text:soft-page-break/></text:p>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6">Now we see that we do not know which route the operation took to get to the obligation point – the “then” or “else” clauses are different. <text:span text:style-name="T107">Therefore </text:span><text:span text:style-name="T108">two obligations </text:span><text:span text:style-name="T109">are generated for the same base obligation, with each path represented in the POContextStack leading to it. In general, if there are N paths to get to an obligation point, then there will be N obligations produced.</text:span></text:p>
      <text:p text:style-name="P137">To implement this state tracking, POStatements <text:span text:style-name="T110">and POExpressions</text:span> have an extra POGState parameter that they use to track local dcl variables. When the flow of control forks, for example into the then/else branches of a statement, <text:span text:style-name="T110">two sub-POContextStacks created by the “then” and “else” branches and saved in a POAltContext, using the “copyInto” </text:span><text:span text:style-name="T111">or “popInto”</text:span><text:span text:style-name="T110"> method</text:span><text:span text:style-name="T111">s</text:span><text:span text:style-name="T110"> of the stack</text:span>. <text:span text:style-name="T107">Then a method called getAlternatives() produces a <text:s/>list of POContextStacks (</text:span><text:span text:style-name="T101">ie. flattening</text:span><text:span text:style-name="T107"> any POAltContexts), representing each alternative path. </text:span><text:span text:style-name="T111">Obligations</text:span><text:span text:style-name="T110"> then ha</text:span><text:span text:style-name="T111">ve</text:span><text:span text:style-name="T110"> a “</text:span><text:span text:style-name="T111">getAllPOs” </text:span><text:span text:style-name="T110">method which generates POs for each alternative:</text:span></text:p>
      <text:p text:style-name="P138"/>
      <text:p text:style-name="P138">public static List&lt;ProofObligation&gt; getAllPOs(</text:p>
      <text:p text:style-name="P138"><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9"><text:span text:style-name="T100">Note that</text:span> (unlike functions) operations may leave contexts on the stack to influence obligations in later statements. So these must be popped from the stack as alternative <text:span text:style-name="T101">path</text:span>s are processed, which is supported by the pushAt and popTo methods on POContextStack.</text:p>
      <text:p text:style-name="P140">So the POIfStatement’s getProofObligations looks like this (simplified):</text:p>
      <text:p text:style-name="P141"/>
      <text:p text:style-name="P141">public ProofObligationList getProofObligations(</text:p>
      <text:p text:style-name="P141"><text:tab/>POContextStack ctxt, POGState pogState)</text:p>
      <text:p text:style-name="Preformatted_20_Text">{</text:p>
      <text:p text:style-name="Preformatted_20_Text"><text:tab/>POAltContext altContext = new POAltContext();</text:p>
      <text:p text:style-name="Preformatted_20_Text"/>
      <text:p text:style-name="P142"><text:tab/>ProofObligationList obligations =</text:p>
      <text:p text:style-name="P142"><text:tab/><text:tab/>ifExp.getProofObligations(ctxt, pogState, env);</text:p>
      <text:p text:style-name="Preformatted_20_Text"><text:tab/><text:tab/></text:p>
      <text:p text:style-name="Preformatted_20_Text"><text:tab/>int base = ctxt.pushAt(new POImpliesContext(ifExp));</text:p>
      <text:p text:style-name="P143"><text:tab/>obligations.addAll(thenStmt.getProofObligations(</text:p>
      <text:p text:style-name="P143"><text:span text:style-name="T110"><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2"><text:tab/><text:tab/>ProofObligationList oblist =</text:p>
      <text:p text:style-name="P142"><text:tab/><text:tab/><text:tab/>stmt.elseIfExp.getProofObligations(ctxt, pogState, env);</text:p>
      <text:p text:style-name="Preformatted_20_Text"/>
      <text:p text:style-name="Preformatted_20_Text"><text:tab/><text:tab/>int popto = ctxt.pushAt(new POImpliesContext(stmt.elseIfExp));</text:p>
      <text:p text:style-name="P142"><text:tab/><text:tab/>oblist.addAll(stmt.thenStmt.getProofObligations(</text:p>
      <text:p text:style-name="P142"><text:tab/><text:tab/><text:tab/>ctxt, pogState, env));</text:p>
      <text:p text:style-name="Preformatted_20_Text"><text:soft-page-break/><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2"><text:tab/><text:tab/>obligations.addAll(elseStmt.getProofObligations(</text:p>
      <text:p text:style-name="P142"><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4">Operation calls add context to the stack which specifies the possible value(s) of the state variables 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45"><text:s text:c="4"/>(forall sv:nat, $op2:nat &amp;</text:p>
      <text:p text:style-name="P145"><text:s text:c="6"/><text:span text:style-name="T112">pre_op2((a + 1), $oldState) and</text:span></text:p>
      <text:p text:style-name="P145"><text:s text:c="6"/>post_op2((a + 1), $op2, $oldState, mk_Sigma(sv)) =&gt; -- Call to op2</text:p>
      <text:p text:style-name="Preformatted_20_Text"><text:s text:c="7"/>(let sv : nat = $op2 in ...</text:p>
      <text:p text:style-name="Preformatted_20_Text"/>
      <text:p text:style-name="P146">The “rv” value will be any nat which passes the post_op2 function, under the current Sigma state of the system, and a possible new state that is selected by the forall. Note that the context therefore represents <text:span text:style-name="T20">all possible operation outcomes</text:span><text:span text:style-name="T21">.</text:span></text:p>
      <text:p text:style-name="P147"/>
      <text:p text:style-name="P147">The production of obligations from while-<text:span text:style-name="T113">loops</text:span> <text:span text:style-name="T112">and</text:span> for-loops requires the use of loop invariants. These are added to a specification via @LoopInvariant annotation<text:span text:style-name="T9">s</text:span>. For example:</text:p>
      <text:p text:style-name="Preformatted_20_Text"/>
      <text:p text:style-name="P148"><text:tab/>dcl ax : set of nat1 := {};</text:p>
      <text:p text:style-name="P148"/>
      <text:p text:style-name="P148"><text:tab/><text:span text:style-name="T54">-- @LoopInvariant(ax = { g * 2 | g in set GHOST }, </text:span><text:span text:style-name="T114">GHOST</text:span><text:span text:style-name="T54">)</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7">Here, a set value “ax” is <text:span text:style-name="T113">initially empty</text:span>, and the loop populate<text:span text:style-name="T113">s</text:span> the set with the double of a set of values, {1, 2, 3}. The “GHOST” variable is <text:span text:style-name="T115">declared</text:span> <text:span text:style-name="T115">using </text:span><text:span text:style-name="T9">the second parameter</text:span><text:span text:style-name="T115"> and is </text:span><text:span text:style-name="T9">in scope</text:span><text:span text:style-name="T113"> </text:span><text:span text:style-name="T115">for</text:span><text:span text:style-name="T113"> @LoopInvariant</text:span><text:span text:style-name="T115">(s)</text:span> and <text:span text:style-name="T9">holds</text:span> “the set of values processed in the loop so far”. This <text:span text:style-name="T113">produces</text:span> several obligations, including:</text:p>
      <text:p text:style-name="P149"/>
      <text:p text:style-name="P149">Proof Obligation 2: (Unproved)</text:p>
      <text:p text:style-name="P150">preservation for next for-loop</text:p>
      <text:p text:style-name="P149">op: loop invariant obligation in 'DEFAULT' (test.vdm) at line 9:9</text:p>
      <text:p text:style-name="P149">(let ax : set of nat1 = {} in</text:p>
      <text:p text:style-name="P149"><text:s text:c="2"/>(forall GHOST:set of (nat1), x:nat1, ax:set of (nat1) &amp;</text:p>
      <text:p text:style-name="P151"><text:s text:c="4"/><text:span text:style-name="T54">(</text:span><text:span text:style-name="T114">(GHOST psubset ax)</text:span></text:p>
      <text:p text:style-name="P151"><text:span text:style-name="T114"><text:s text:c="6"/>and </text:span><text:span text:style-name="T54">(x in set ({1, 2, 3} \ GHOST))</text:span></text:p>
      <text:p text:style-name="P152"><text:soft-page-break/><text:s text:c="6"/>and (ax = {(g * 2) | g in set GHOST}) =&gt;</text:p>
      <text:p text:style-name="P149"><text:s text:c="6"/>(let GHOST$ : set of (nat1) = (GHOST union {x}) in</text:p>
      <text:p text:style-name="P149"><text:s text:c="8"/>(let ax : set of nat1 = (ax union {(x * 2)}) in</text:p>
      <text:p text:style-name="P149"><text:s text:c="10"/><text:span text:style-name="T54">(ax = {(g * 2) | g in set GHOST})</text:span>)))))</text:p>
      <text:p text:style-name="P149"/>
      <text:p text:style-name="P153">The obligation checks that, if the loop invariant is met at the start of a loop iteration, then the action of extending the GHOST <text:span text:style-name="T115">set</text:span> and performing the body statements leaves the system in a state where the loop obligation is still met at the end of the loop. <text:span text:style-name="T113">Inductively therefore, the loop invariant is preserved for the whole loop execution.</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2">Furthermore, for operations, we have to solve the problem of how to represent the whole </text:span><text:span text:style-name="T116">object </text:span><text:span text:style-name="T102">system state in the outermost context. This is complicated by inheritance and static data. </text:span><text:span text:style-name="T112">Many POs for these dialects are marked as “Unchecked”.</text:span></text:p>
      <text:p text:style-name="P154"><text:span text:style-name="T112">Other</text:span> areas in operation POG produce “Unchecked” obligations, such as those <text:span text:style-name="T117">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8">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ext:soft-page-break/>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19">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9">n</text:span> <text:span text:style-name="T119">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9">IN</text:span>ClassList passed to create the name/values from their definitions. The <text:span text:style-name="T119">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0">TC</text:span>Expression expr = parseExpression(line, getDefaultName());</text:p>
      <text:p text:style-name="Preformatted_20_Text"><text:tab/>typeCheck(expr);</text:p>
      <text:p text:style-name="Preformatted_20_Text"/>
      <text:p text:style-name="P155"><text:tab/>INExpression inex = ClassMapper.getInstance(INNode.MAPPINGS)</text:p>
      <text:p text:style-name="P155"><text:tab/><text:tab/>.convert(expr);</text:p>
      <text:p text:style-name="P155"/>
      <text:p text:style-name="Preformatted_20_Text"><text:tab/>return execute(<text:span text:style-name="T119">inex</text:span>);<text:tab/>// <text:span text:style-name="T120">below</text:span></text:p>
      <text:p text:style-name="Preformatted_20_Text">}</text:p>
      <text:p text:style-name="Preformatted_20_Text"/>
      <text:p text:style-name="Preformatted_20_Text">private Value execute(<text:span text:style-name="T120">INExpression inex</text:span>) throws Exception</text:p>
      <text:p text:style-name="Preformatted_20_Text">{</text:p>
      <text:p text:style-name="P156"><text:tab/>Context mainContext = new StateContext(</text:p>
      <text:p text:style-name="P156"><text:tab/><text:tab/>defaultClass.name.getLocation(), "global static scope");</text:p>
      <text:p text:style-name="P155"/>
      <text:p text:style-name="P156"><text:tab/>mainContext.putAll(initialContext);</text:p>
      <text:p text:style-name="P156"><text:tab/>mainContext.putAll(createdValues);</text:p>
      <text:p text:style-name="P156"><text:tab/>mainContext.setThreadState(CPUValue.vCPU);</text:p>
      <text:p text:style-name="P156"><text:tab/>clearBreakpointHits();</text:p>
      <text:p text:style-name="P155"><text:soft-page-break/></text:p>
      <text:p text:style-name="P156"><text:tab/>MainThread main = new MainThread(inex, mainContext);</text:p>
      <text:p text:style-name="P156"><text:tab/>main.start();</text:p>
      <text:p text:style-name="P156"><text:tab/>scheduler.start(main);</text:p>
      <text:p text:style-name="P155"/>
      <text:p text:style-name="P156"><text:tab/>return main.getResult();<text:tab/>// Can throw ContextException</text:p>
      <text:p text:style-name="P155">}</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0">as the user may want to examine the state of other threads at a breakpoint. Therefore during a debug session, the </text:span>ConsoleDebugReader <text:span text:style-name="T120">class is used to interact with multiple threads and display the result on the single output console.</text:span></text:p>
      <text:p text:style-name="P157">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20">IN</text:span>Statement and <text:span text:style-name="T120">IN</text:span>Expression has a breakpoint member object, and the eval methods of <text:span text:style-name="T120">IN</text:span>Expressions and <text:span text:style-name="T120">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20">IN</text:span>Expression and <text:span text:style-name="T120">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text:soft-page-break/>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8"><text:tab/><text:tab/>hits++;</text:p>
      <text:p text:style-name="P158"/>
      <text:p text:style-name="Preformatted_20_Text"><text:tab/><text:tab/>... <text:span text:style-name="T121">execute any conditional check and set stop variable</text:span></text:p>
      <text:p text:style-name="Preformatted_20_Text"/>
      <text:p text:style-name="P159"><text:tab/><text:tab/>if (stop)</text:p>
      <text:p text:style-name="P159"><text:tab/><text:tab/>{</text:p>
      <text:p text:style-name="P159"><text:tab/><text:tab/><text:tab/>Thread current = Thread.currentThread();</text:p>
      <text:p text:style-name="P158"/>
      <text:p text:style-name="P159"><text:tab/><text:tab/><text:tab/>if (current instanceof SchedulableThread)</text:p>
      <text:p text:style-name="P159"><text:tab/><text:tab/><text:tab/>{</text:p>
      <text:p text:style-name="P159"><text:tab/><text:tab/><text:tab/><text:tab/>SchedulableThread th = (SchedulableThread)current;</text:p>
      <text:p text:style-name="P159"><text:tab/><text:tab/><text:tab/><text:tab/>th.suspendOthers();</text:p>
      <text:p text:style-name="P159"><text:tab/><text:tab/><text:tab/>}</text:p>
      <text:p text:style-name="P158"/>
      <text:p text:style-name="P159"><text:tab/><text:tab/><text:tab/>DebugLink.getInstance().breakpoint(ctxt, this);</text:p>
      <text:p text:style-name="P159"><text:tab/><text:tab/>}</text:p>
      <text:p text:style-name="P158"><text:tab/>}</text:p>
      <text:p text:style-name="Preformatted_20_Text"/>
      <text:p text:style-name="Preformatted_20_Text"/>
      <text:p text:style-name="P52">The hit counters are to do with conditional breakpoint hits, and code coverage. Note that, because the check method is called for every <text:span text:style-name="T121">IN</text:span>Expression and <text:span text:style-name="T121">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1">the DebugLink class makes a connection back to the ConsoleDebugReader</text:span>; <text:span text:style-name="T121">this</text:span> return<text:span text:style-name="T121">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soft-page-break/><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2">nother</text:span> type of breakpoint called a Tracepoint. This is very simple as it does not interrupt the flow of control in its check method, but rather evaluates some trace expression and prints its value to the console (or sends it to the GUI).</text:p>
      <text:p text:style-name="P16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221908668116762"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221908339314868" text:style-name="List_20_1">
        <text:list-item>
          <text:p text:style-name="P67">The runtime system is initialized from the ClassList or ModuleList classes' initialize<text:span text:style-name="T21"> method.</text:span></text:p>
        </text:list-item>
        <text:list-item>
          <text:p text:style-name="P161">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1">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3">IN</text:span>ClassDefinition – static data resides "in" the <text:span text:style-name="T123">IN</text:span>ClassDefinition at runtime.</text:p>
        </text:list-item>
      </text:list>
      <text:p text:style-name="Text_20_body">And regarding object creation:</text:p>
      <text:list text:continue-numbering="true" text:style-name="List_20_1">
        <text:list-item>
          <text:p text:style-name="P67"><text:soft-page-break/><text:span text:style-name="T21">The construction of an object (an ObjectValue) creates the superclass objects first, then for inherited fields, it adds a "locally named" </text:span><text:span text:style-name="T124">reference</text:span><text:span text:style-name="T125"> to the superclass value. This is so that they can be explicitly referred to with a local name like C`x at runtime.</text:span></text:p>
        </text:list-item>
        <text:list-item>
          <text:p text:style-name="P162">Lastly, local definitions are used to override anything inherited, and the set of members are passed, together with the superclass objects, to the ObjectValue constructor.</text:p>
        </text:list-item>
        <text:list-item>
          <text:p text:style-name="P163">If the class defines an operation with the same name as the class (a constructor), it is called.</text:p>
        </text:list-item>
      </text:list>
      <text:p text:style-name="P16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3">n</text:span> <text:span text:style-name="T123">IN</text:span>ClassDefinition rather than an ObjectValue. The <text:span text:style-name="T123">IN</text:span>ClassDefinition's "get" method is conceptually the same as the ObjectValue's except it searches the static values of the class hierarchy.</text:p>
      <text:list text:continue-list="list221908668116762" text:style-name="Outline">
        <text:list-item>
          <text:list>
            <text:list-item>
              <text:h text:style-name="P165"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6">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7">InitThread</text:p>
          </table:table-cell>
          <table:table-cell table:style-name="Table4.B2" office:value-type="string">
            <text:p text:style-name="P167">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8"/>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8"/>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8"/>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8"/>
      <text:p text:style-name="P169">@Override</text:p>
      <text:p text:style-name="P169">public void body()</text:p>
      <text:p text:style-name="P169">{</text:p>
      <text:p text:style-name="P169"><text:tab/>try</text:p>
      <text:p text:style-name="P169"><text:tab/>{</text:p>
      <text:p text:style-name="P169"><text:tab/><text:tab/>DebugLink link = DebugLink.getInstance();</text:p>
      <text:p text:style-name="P169"><text:tab/><text:tab/>link.setCPU(CPUValue.vCPU);</text:p>
      <text:p text:style-name="P169"><text:tab/><text:tab/>result = expression.eval(ctxt);</text:p>
      <text:p text:style-name="P169"><text:tab/>}</text:p>
      <text:p text:style-name="P169"><text:tab/>catch (ContextException e)</text:p>
      <text:p text:style-name="P169"><text:tab/>{</text:p>
      <text:p text:style-name="P169"><text:soft-page-break/><text:tab/><text:tab/>setException(e);</text:p>
      <text:p text:style-name="P169"><text:tab/><text:tab/>suspendOthers();</text:p>
      <text:p text:style-name="P169"><text:tab/><text:tab/>DebugLink.getInstance().stopped(e.ctxt, e.location);</text:p>
      <text:p text:style-name="P169"><text:tab/>}</text:p>
      <text:p text:style-name="P169"><text:tab/>catch (Exception e)</text:p>
      <text:p text:style-name="P169"><text:tab/>{</text:p>
      <text:p text:style-name="P169"><text:tab/><text:tab/>while (e instanceof InvocationTargetException)</text:p>
      <text:p text:style-name="P169"><text:tab/><text:tab/>{</text:p>
      <text:p text:style-name="P169"><text:tab/><text:tab/><text:tab/>e = (Exception)e.getCause();</text:p>
      <text:p text:style-name="P169"><text:tab/><text:tab/>}</text:p>
      <text:p text:style-name="P169"><text:tab/><text:tab/></text:p>
      <text:p text:style-name="P169"><text:tab/><text:tab/>setException(e);</text:p>
      <text:p text:style-name="P169"><text:tab/><text:tab/>suspendOthers();</text:p>
      <text:p text:style-name="P169"><text:tab/>}</text:p>
      <text:p text:style-name="P169"><text:tab/>finally</text:p>
      <text:p text:style-name="P169"><text:tab/>{</text:p>
      <text:p text:style-name="P169"><text:tab/><text:tab/>TransactionValue.commitAll();</text:p>
      <text:p text:style-name="P169"><text:tab/>}</text:p>
      <text:p text:style-name="P169">}</text:p>
      <text:p text:style-name="Preformatted_20_Text"/>
      <text:p text:style-name="Text_20_body">The calls to setException cause<text:span text:style-name="T126">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70"/>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ext:soft-page-break/>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7">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71">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text:span><text:soft-page-break/><text:span text:style-name="T21">deal with this in accordance with the rules of LPF</text:span><text:span text:style-name="T21"><text:note text:id="ftn1" text:note-class="footnote"><text:note-citation>1</text:note-citation><text:note-body><text:p text:style-name="Footnote"><text:s/><text:span text:style-name="T128">The </text:span>“<text:span text:style-name="T128">Logic of Partial Functions”, which is the formal logic underlying VDM.</text:span></text:p></text:note-body></text:note></text:span><text:span text:style-name="T21"> For example, “true or undefined” is true, but “true and undefined” is undefined. Roughly, the undefined boolean value means we’re not sure whether the 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9">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7">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72">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text:soft-page-break/>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221908192708480" text:continue-numbering="true" text:style-name="Outline">
        <text:list-item>
          <text:list>
            <text:list-item>
              <text:h text:style-name="P173" text:outline-level="2"><text:bookmark-start text:name="__RefHeading___Toc5863_348362713 Copy 1"/><text:bookmark-start text:name="__RefNumPara__6854_1251755316"/>vdmj.<text:span text:style-name="T19">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74">Class Summary</text:p>
          </table:table-cell>
          <table:covered-table-cell/>
        </table:table-row>
        <table:table-row table:style-name="Table8.2">
          <table:table-cell table:style-name="Table8.A2" office:value-type="string">
            <text:p text:style-name="P175">VDMJ</text:p>
          </table:table-cell>
          <table:table-cell table:style-name="Table8.B2" office:value-type="string">
            <text:p text:style-name="P175">The “main” entry point for the plugin based console.</text:p>
          </table:table-cell>
        </table:table-row>
        <table:table-row table:style-name="Table8.2">
          <table:table-cell table:style-name="Table8.A2" office:value-type="string">
            <text:p text:style-name="P176">LifeCycle</text:p>
          </table:table-cell>
          <table:table-cell table:style-name="Table8.B2" office:value-type="string">
            <text:p text:style-name="P176">Defines the order in which a spec is processed.</text:p>
          </table:table-cell>
        </table:table-row>
        <table:table-row table:style-name="Table8.2">
          <table:table-cell table:style-name="Table8.A2" office:value-type="string">
            <text:p text:style-name="P175">PluginRegistry</text:p>
          </table:table-cell>
          <table:table-cell table:style-name="Table8.B2" office:value-type="string">
            <text:p text:style-name="P175">A register of plugins in the system.</text:p>
          </table:table-cell>
        </table:table-row>
        <table:table-row table:style-name="Table8.2">
          <table:table-cell table:style-name="Table8.A2" office:value-type="string">
            <text:p text:style-name="P175">EventHub</text:p>
          </table:table-cell>
          <table:table-cell table:style-name="Table8.B2" office:value-type="string">
            <text:p text:style-name="P175">A publish/subscribe hub for communicating events to plugins.</text:p>
          </table:table-cell>
        </table:table-row>
        <table:table-row table:style-name="Table8.2">
          <table:table-cell table:style-name="Table8.A2" office:value-type="string">
            <text:p text:style-name="P175">EventListener</text:p>
          </table:table-cell>
          <table:table-cell table:style-name="Table8.B2" office:value-type="string">
            <text:p text:style-name="P175">An interface implemented by event subscribers.</text:p>
          </table:table-cell>
        </table:table-row>
        <table:table-row table:style-name="Table8.2">
          <table:table-cell table:style-name="Table8.A2" office:value-type="string">
            <text:p text:style-name="P175">AnalysisPlugin</text:p>
          </table:table-cell>
          <table:table-cell table:style-name="Table8.B2" office:value-type="string">
            <text:p text:style-name="P175">An abstract base class for all analysis plugins.</text:p>
          </table:table-cell>
        </table:table-row>
        <table:table-row table:style-name="Table8.2">
          <table:table-cell table:style-name="Table8.A2" office:value-type="string">
            <text:p text:style-name="P175">AnalysisCommand</text:p>
          </table:table-cell>
          <table:table-cell table:style-name="Table8.B2" office:value-type="string">
            <text:p text:style-name="P175">An abstract base class for commands defined by plugins.</text:p>
          </table:table-cell>
        </table:table-row>
        <table:table-row table:style-name="Table8.2">
          <table:table-cell table:style-name="Table8.A2" office:value-type="string">
            <text:p text:style-name="P175">AnalysisEvent</text:p>
          </table:table-cell>
          <table:table-cell table:style-name="Table8.B2" office:value-type="string">
            <text:p text:style-name="P175">An abstract base class for events sent to plugins.</text:p>
          </table:table-cell>
        </table:table-row>
        <table:table-row table:style-name="Table8.2">
          <table:table-cell table:style-name="Table8.A2" office:value-type="string">
            <text:p text:style-name="P175">PluginConsole</text:p>
          </table:table-cell>
          <table:table-cell table:style-name="Table8.B2" office:value-type="string">
            <text:p text:style-name="P175">Methods to allow plugins to write to the console</text:p>
          </table:table-cell>
        </table:table-row>
        <table:table-row table:style-name="Table8.2">
          <table:table-cell table:style-name="Table8.A2" office:value-type="string">
            <text:p text:style-name="P175">CommandReader</text:p>
          </table:table-cell>
          <table:table-cell table:style-name="Table8.B2" office:value-type="string">
            <text:p text:style-name="P175">The interactive command line reader <text:span text:style-name="T130">for plugins</text:span>.</text:p>
          </table:table-cell>
        </table:table-row>
        <table:table-row table:style-name="Table8.2">
          <table:table-cell table:style-name="Table8.A2" office:value-type="string">
            <text:p text:style-name="P177">HelpList</text:p>
          </table:table-cell>
          <table:table-cell table:style-name="Table8.B2" office:value-type="string">
            <text:p text:style-name="P177">An ordered list of help strings for AnalysisCommands.</text:p>
          </table:table-cell>
        </table:table-row>
        <table:table-row table:style-name="Table8.2">
          <table:table-cell table:style-name="Table8.A2" office:value-type="string">
            <text:p text:style-name="P175">analyses.*</text:p>
          </table:table-cell>
          <table:table-cell table:style-name="Table8.B2" office:value-type="string">
            <text:p text:style-name="P175">Standard plugins for AST, TC, IN, PO <text:span text:style-name="T131">and CMD</text:span>.</text:p>
          </table:table-cell>
        </table:table-row>
        <table:table-row table:style-name="Table8.2">
          <table:table-cell table:style-name="Table8.A2" office:value-type="string">
            <text:p text:style-name="P175">commands.*</text:p>
          </table:table-cell>
          <table:table-cell table:style-name="Table8.B2" office:value-type="string">
            <text:p text:style-name="P175">Standard commands provided by AST, TC, PO <text:span text:style-name="T131">and CMD</text:span>.</text:p>
          </table:table-cell>
        </table:table-row>
        <table:table-row table:style-name="Table8.2">
          <table:table-cell table:style-name="Table8.A2" office:value-type="string">
            <text:p text:style-name="P175">events.*</text:p>
          </table:table-cell>
          <table:table-cell table:style-name="Table8.B2" office:value-type="string">
            <text:p text:style-name="P175">Standard events issued by VDMJ for plugins.</text:p>
          </table:table-cell>
        </table:table-row>
      </table:table>
      <text:p text:style-name="P178"/>
      <text:p text:style-name="P178">The vdmj.plugins package contains a flexible approach to reading the console and coordinating actions with various analyses. This is done via “plugins” which perform arbitrary language <text:span text:style-name="T131">and control </text:span>actions, and which can be provided by end users to extend the behaviour of the suite.</text:p>
      <text:p text:style-name="P179">The <text:span text:style-name="T132">original </text:span>vdmj.command classes <text:span text:style-name="T131">were</text:span> hard-wired to invoke the analyses provided by VDMJ <text:soft-page-break/>(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0">ones</text:span>. These new analyses might want to have their own Java command <text:span text:style-name="T130">line</text:span> options, and provide their own console commands <text:span text:style-name="T133">too</text:span>, <text:span text:style-name="T131">for example</text:span>.</text:p>
      <text:p text:style-name="P179">To solve this, vdmj.plugins re-packages the standard analyses (AST, TC, IN, PO) in a form that can also be <text:span text:style-name="T131">extended</text:span> by end users. The means by which (say) the “-w” flag is <text:span text:style-name="T130">handled</text:span> to suppress warnings is the same that a user provided plugin might <text:span text:style-name="T130">handle</text:span> a “-widget” option; and the means by which the “print” command is made available by the <text:span text:style-name="T131">CMD</text:span> plugin is the same that a user provided plugin might <text:span text:style-name="T130">use to provide</text:span> a “<text:span text:style-name="T130">status</text:span>” command (complete with “usage” and “help” for these settings).</text:p>
      <text:p text:style-name="P180">The core of the plugin design is the AnalysisPlugin class. This abstract base is used by all analysis plugins and is extended by the ASTPlugin, TCPlugin, INPlugin, <text:span text:style-name="T133">CTPlugin</text:span> and POPlugin classes to provide the parser, type checker, interpreter, <text:span text:style-name="T133">combinatorial testing</text:span> and POG <text:span text:style-name="T133">features</text:span>. <text:span text:style-name="T132">In addition, a CMDPlugin </text:span><text:span text:style-name="T133">coordinates</text:span><text:span text:style-name="T132"> the command line reader.</text:span></text:p>
      <text:p text:style-name="P181">Each plugin must define a static factory method, which is used to create an instance:</text:p>
      <text:p text:style-name="Preformatted_20_Text"/>
      <text:p text:style-name="Preformatted_20_Text">public static A<text:span text:style-name="T134">nalysis</text:span>Plugin factory(Dialect dialect) throws Exception</text:p>
      <text:p text:style-name="Preformatted_20_Text"/>
      <text:p text:style-name="Preformatted_20_Text"/>
      <text:p text:style-name="P182"><text:span text:style-name="T134">The factory can create a plugin that is specialized for the particular dialect passed, or it can simply instantiate a common class for all dialects. P</text:span>lugin<text:span text:style-name="T134">s</text:span> must define a getName, <text:span text:style-name="T132">a getPriority</text:span> and an init method. <text:span text:style-name="T134">They</text:span> may optionally define processArgs, usage, getCommand <text:span text:style-name="T135">and </text:span>get<text:span text:style-name="T135">Command</text:span>Help <text:span text:style-name="T135">m</text:span>ethods that allow it to process private command line arguments (like “-widget”) and provide usage information for them, or provide console commands (like “status”) <text:span text:style-name="T135">with</text:span> help information.</text:p>
      <text:p text:style-name="P183">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2">by the LifeCycle</text:span>:</text:p>
      <text:list text:style-name="L2">
        <text:list-item>
          <text:p text:style-name="P184">CheckPrepareEvent is sent at the start, before anything else is done, which allows the plugins to initialize themselves in preparation for the following events.</text:p>
        </text:list-item>
        <text:list-item>
          <text:p text:style-name="P184">CheckSyntaxEvent is sent to perform a syntax analysis. This is primarily used by the ASTPlugin of course, but any plugin can register for the event.</text:p>
        </text:list-item>
        <text:list-item>
          <text:p text:style-name="P184">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84">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85">StartConsoleEvent is sent to start an interactive console, if needed. This is used by the <text:span text:style-name="T131">CMD</text:span>Plugin to run the CommandReader, if the -i option is set.</text:p>
        </text:list-item>
        <text:list-item>
          <text:p text:style-name="P186">A ShutdownEvent is finally sent when the user closes the console session, or the execution of a “-e &lt;exp&gt;” is finished (ie. this is always sent, no matter how the session ends).</text:p>
        </text:list-item>
      </text:list>
      <text:p text:style-name="P183">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83">Event <text:span text:style-name="T136">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2">by their getPriority values</text:span>: AST, TC, IN, PO, <text:span text:style-name="T133">CT, </text:span><text:span text:style-name="T131">CMD</text:span>, <text:span text:style-name="T133">followed by</text:span> any user defined plugins in the order of the “vdmj.plugins” <text:span text:style-name="T133">resource(s)</text:span>.</text:p>
      <text:p text:style-name="P187">Assuming the specification parses and type checks cleanly, and the user gives the “-i” option, the CommandReader is <text:span text:style-name="T137">started </text:span><text:span text:style-name="T135">by the </text:span><text:span text:style-name="T131">CMD</text:span><text:span text:style-name="T135">Plugin</text:span>, which prompts the user for commands to execute. These <text:span text:style-name="T132">requests </text:span>are passed to the plugins, in order, via the getCommand method. The plugins can <text:soft-page-break/>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7">The main processing is defined <text:span text:style-name="T138">by the</text:span> <text:span text:style-name="T132">LifeCycle</text:span> class. This defines a Java “<text:span text:style-name="T132">run</text:span>” method that <text:span text:style-name="T138">send</text:span><text:span text:style-name="T133">s</text:span><text:span text:style-name="T138"> out events via the EventHub to be processed by the plugins</text:span>, though it <text:span text:style-name="T20">has no idea </text:span><text:span text:style-name="T21">what the plugins do. </text:span><text:span text:style-name="T139">The LifeCycle </text:span><text:span text:style-name="T140">itself</text:span><text:span text:style-name="T139"> is invoked by the “</text:span><text:span text:style-name="T140">main” method of the com.fujitsu.vdmj.VDMJ class.</text:span></text:p>
      <text:list text:continue-list="list221908192708480" text:style-name="Outline">
        <text:list-item>
          <text:list>
            <text:list-item>
              <text:list>
                <text:list-item>
                  <text:h text:style-name="Heading_20_3" text:outline-level="3">Comments</text:h>
                </text:list-item>
              </text:list>
            </text:list-item>
          </text:list>
        </text:list-item>
      </text:list>
      <text:p text:style-name="P188"><text:span text:style-name="T141">The design of VDMJ plugins is very similar to that of the plugin system used by the LSP language server in the VDMJ suite. It cannot be identical, however, since the LSP server is driven by, and produces JSON messages for the LSP protocol, </text:span><text:span text:style-name="T135">and the lifecycle is different</text:span><text:span text:style-name="T141">. </text:span><text:span text:style-name="T136">But the hope is that it would be relatively </text:span><text:span text:style-name="T135">easy </text:span><text:span text:style-name="T136">to produce two plugins for a user analysis, with thin wrappers around a common core of functionality.</text:span></text:p>
      <text:list text:continue-numbering="true" text:style-name="Outline">
        <text:list-item>
          <text:list>
            <text:list-item>
              <text:h text:style-name="P173"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89">RTValidator</text:p>
          </table:table-cell>
          <table:table-cell table:style-name="vdmj_5f_messages.B2" office:value-type="string">
            <text:p text:style-name="P189">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70"/>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90">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text:soft-page-break/>conjectures have been met.</text:p>
      <text:list xml:id="list221908687775682"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91">DebugLink</text:p>
          </table:table-cell>
          <table:table-cell table:style-name="vdmj_5f_debug.B2" office:value-type="string">
            <text:p text:style-name="P191">The interface for debug control.</text:p>
          </table:table-cell>
        </table:table-row>
        <table:table-row table:style-name="vdmj_5f_debug.2">
          <table:table-cell table:style-name="vdmj_5f_debug.A2" office:value-type="string">
            <text:p text:style-name="P192">DebugExecutor</text:p>
          </table:table-cell>
          <table:table-cell table:style-name="vdmj_5f_debug.B2" office:value-type="string">
            <text:p text:style-name="Table_20_Contents"><text:span text:style-name="T142">P</text:span>rocess debugger commands in the context of one frame.</text:p>
          </table:table-cell>
        </table:table-row>
        <table:table-row table:style-name="vdmj_5f_debug.2">
          <table:table-cell table:style-name="vdmj_5f_debug.A2" office:value-type="string">
            <text:p text:style-name="P191">DebugParser</text:p>
          </table:table-cell>
          <table:table-cell table:style-name="vdmj_5f_debug.B2" office:value-type="string">
            <text:p text:style-name="P191">Parse debugger commands.</text:p>
          </table:table-cell>
        </table:table-row>
        <table:table-row table:style-name="vdmj_5f_debug.2">
          <table:table-cell table:style-name="vdmj_5f_debug.A2" office:value-type="string">
            <text:p text:style-name="P191">DebugReason</text:p>
          </table:table-cell>
          <table:table-cell table:style-name="vdmj_5f_debug.B2" office:value-type="string">
            <text:p text:style-name="P191">Reason code for the completion of a thread.</text:p>
          </table:table-cell>
        </table:table-row>
        <table:table-row table:style-name="vdmj_5f_debug.2">
          <table:table-cell table:style-name="vdmj_5f_debug.A2" office:value-type="string">
            <text:p text:style-name="P191">DebugType</text:p>
          </table:table-cell>
          <table:table-cell table:style-name="vdmj_5f_debug.B2" office:value-type="string">
            <text:p text:style-name="P191">Enum of debug command types</text:p>
          </table:table-cell>
        </table:table-row>
        <table:table-row table:style-name="vdmj_5f_debug.2">
          <table:table-cell table:style-name="vdmj_5f_debug.A2" office:value-type="string">
            <text:p text:style-name="P191">DebugCommand</text:p>
          </table:table-cell>
          <table:table-cell table:style-name="vdmj_5f_debug.B2" office:value-type="string">
            <text:p text:style-name="P193"><text:span text:style-name="T142">A debug command </text:span><text:span text:style-name="T143">type, </text:span><text:span text:style-name="T142">plus </text:span><text:span text:style-name="T143">Object </text:span><text:span text:style-name="T144">payload</text:span><text:span text:style-name="T142">.</text:span></text:p>
          </table:table-cell>
        </table:table-row>
        <table:table-row table:style-name="vdmj_5f_debug.2">
          <table:table-cell table:style-name="vdmj_5f_debug.A2" office:value-type="string">
            <text:p text:style-name="P191">TraceCallback</text:p>
          </table:table-cell>
          <table:table-cell table:style-name="vdmj_5f_debug.B2" office:value-type="string">
            <text:p text:style-name="P191">An interface called by tracepoints.</text:p>
          </table:table-cell>
        </table:table-row>
        <table:table-row table:style-name="vdmj_5f_debug.2">
          <table:table-cell table:style-name="vdmj_5f_debug.A2" office:value-type="string">
            <text:p text:style-name="P191">ConsoleDebugExecutor</text:p>
          </table:table-cell>
          <table:table-cell table:style-name="vdmj_5f_debug.B2" office:value-type="string">
            <text:p text:style-name="P193"><text:span text:style-name="T142">The </text:span><text:span text:style-name="T144">console</text:span><text:span text:style-name="T142"> implementation of DebugExecutor</text:span></text:p>
          </table:table-cell>
        </table:table-row>
        <table:table-row table:style-name="vdmj_5f_debug.2">
          <table:table-cell table:style-name="vdmj_5f_debug.A2" office:value-type="string">
            <text:p text:style-name="P191">ConsoleDebugLink</text:p>
          </table:table-cell>
          <table:table-cell table:style-name="vdmj_5f_debug.B2" office:value-type="string">
            <text:p text:style-name="P193"><text:span text:style-name="T142">The </text:span><text:span text:style-name="T144">console</text:span><text:span text:style-name="T142"> implementation of Debug</text:span><text:span text:style-name="T144">Link</text:span></text:p>
          </table:table-cell>
        </table:table-row>
        <table:table-row table:style-name="vdmj_5f_debug.2">
          <table:table-cell table:style-name="vdmj_5f_debug.A2" office:value-type="string">
            <text:p text:style-name="P191">ConsoleDebugReader</text:p>
          </table:table-cell>
          <table:table-cell table:style-name="vdmj_5f_debug.B2" office:value-type="string">
            <text:p text:style-name="P193"><text:span text:style-name="T142">The </text:span><text:span text:style-name="T144">console</text:span><text:span text:style-name="T142"> debugger main class.</text:span></text:p>
          </table:table-cell>
        </table:table-row>
        <table:table-row table:style-name="vdmj_5f_debug.2">
          <table:table-cell table:style-name="vdmj_5f_debug.A2" office:value-type="string">
            <text:p text:style-name="P194">BreakpointReader</text:p>
          </table:table-cell>
          <table:table-cell table:style-name="vdmj_5f_debug.B2" office:value-type="string">
            <text:p text:style-name="P194">A class to read breakpoint related commands from the console.</text:p>
          </table:table-cell>
        </table:table-row>
      </table:table>
      <text:p text:style-name="Text_20_body"/>
      <text:p text:style-name="Text_20_body">The vdmj.debug package contains classes that implement the <text:span text:style-name="T144">DebugLink interface</text:span>. This allows VDMJ to load a set of specifications and evaluate/debug them under the remote control of another process – usually a GUI IDE such as Eclipse <text:span text:style-name="T142">or VS Code, but by default from the console</text:span>.</text:p>
      <text:p text:style-name="P19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6"><text:span text:style-name="T145">The abstract DebugLink class provides the means to create and find a singleton instance of the class that implements it. The concrete implementing class </text:span><text:span text:style-name="T146">should</text:span><text:span text:style-name="T145"> be set in the property </text:span><text:span text:style-name="T147">vdmj.debug.link_class</text:span><text:span text:style-name="T145">. If this is not set, the default ConsoleDebugLink is instantiated.</text:span></text:p>
      <text:p text:style-name="P197">Methods of the DebugLink implementation will be called when the debugged process reaches various significant points:</text:p>
      <text:list text:style-name="L3">
        <text:list-item>
          <text:p text:style-name="P198">newThread <text:span text:style-name="T21">is called when a new thread is created by the process.</text:span></text:p>
        </text:list-item>
        <text:list-item>
          <text:p text:style-name="P199">stopped <text:span text:style-name="T21">is called when execution is stopped, for example because another thread has hit a breakpoint.</text:span></text:p>
        </text:list-item>
        <text:list-item>
          <text:p text:style-name="P199">breakpoint <text:span text:style-name="T21">called when a breakpoint is reached.</text:span></text:p>
        </text:list-item>
        <text:list-item>
          <text:p text:style-name="P199">tracepoint <text:span text:style-name="T21">is called when a tracepoint is reached.</text:span></text:p>
        </text:list-item>
        <text:list-item>
          <text:p text:style-name="P200">complete<text:span text:style-name="T21"> is called when a thread finishes </text:span><text:span text:style-name="T148">or fails with a ContextException</text:span><text:span text:style-name="T21">.</text:span></text:p>
        </text:list-item>
        <text:list-item>
          <text:p text:style-name="P201">getExecutor<text:span text:style-name="T21"> is called when a new DebugExecutor instance is required.</text:span></text:p>
        </text:list-item>
      </text:list>
      <text:p text:style-name="Text_20_body"><text:span text:style-name="T145">Note that each of </text:span>these<text:span text:style-name="T145"> calls is made from a thread context that matches the call. So if a new thread is created, </text:span><text:span text:style-name="T149">newThread</text:span><text:span text:style-name="T145"> is called from the context of that new thread. This means that the DebugLink implementation must be thread-aware.</text:span></text:p>
      <text:p text:style-name="P202"><text:span text:style-name="T145">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202"><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ext:span><text:soft-page-break/><text:span text:style-name="T21">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202"><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203"><text:span text:style-name="T150">But most debug commands are sent through to the DebugLink. </text:span><text:span text:style-name="T151">The </text:span><text:span text:style-name="T152">stop </text:span><text:span text:style-name="T151">and </text:span><text:span text:style-name="T152">quit </text:span><text:span text:style-name="T151">command (synonyms) result in a call to DebugLink </text:span><text:span text:style-name="T152">killThreads</text:span><text:span text:style-name="T151">, but most commands are sent to the </text:span><text:span text:style-name="T152">sendCommand</text:span><text:span text:style-name="T151"> method, </text:span><text:span text:style-name="T148">which returns a DebugCommand result</text:span><text:span text:style-name="T151">. As well as carrying a payload that can be printed, the return result from </text:span><text:span text:style-name="T153">sendCommand</text:span><text:span text:style-name="T151"> indicates whether execution </text:span><text:span text:style-name="T154">should</text:span><text:span text:style-name="T151"> continue as a result (for example, a </text:span><text:span text:style-name="T152">step </text:span><text:span text:style-name="T151">or </text:span><text:span text:style-name="T152">continue</text:span><text:span text:style-name="T151"> command would do this, but a </text:span><text:span text:style-name="T152">stack </text:span><text:span text:style-name="T151">command would not), and the </text:span><text:span text:style-name="T152">resumeThreads </text:span><text:span text:style-name="T151">method must be called if this is indicated.</text:span></text:p>
      <text:p text:style-name="P204"><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8">set of convenience DebugCommand values that have no payload, or information that the ConsoleDebugReader can interpret in the payload (usually a string for display, such as a stack trace).</text:span></text:p>
      <text:p text:style-name="P205"><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6">A BreakpointReader is used to handle break, trace, list, remove and catch commands, since these can be used from the command prompt or when stopped at a breakpoint.</text:p>
      <text:list text:continue-list="list221908687775682" text:style-name="Outline">
        <text:list-item>
          <text:list>
            <text:list-item>
              <text:list>
                <text:list-item>
                  <text:h text:style-name="P207" text:outline-level="3">Comments</text:h>
                </text:list-item>
              </text:list>
            </text:list-item>
          </text:list>
        </text:list-item>
      </text:list>
      <text:p text:style-name="P208">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5">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6">following </text:span>default values:</text:p>
      <text:p text:style-name="P209"/>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57">3</text:span>)</text:p>
      <text:p text:style-name="P81">vdmj.parser.comment_nesting = <text:span text:style-name="T157">3</text:span></text:p>
      <text:p text:style-name="P81"/>
      <text:p text:style-name="Preformatted_20_Text"># External readers .suffix&gt;=&lt;class&gt; pairs <text:span text:style-name="T30">(default null)</text:span></text:p>
      <text:p text:style-name="Preformatted_20_Text">vdmj.parser.external_readers = null</text:p>
      <text:p text:style-name="Preformatted_20_Text"><text:soft-page-break/></text:p>
      <text:p text:style-name="Preformatted_20_Text"># Enable merging of adjacent line comments into a single block comment.</text:p>
      <text:p text:style-name="Preformatted_20_Text">vdmj.parser.merge_comments = false</text:p>
      <text:p text:style-name="Preformatted_20_Text"/>
      <text:p text:style-name="P81">#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text:soft-page-break/>vdmj.cmd.plugin_packages = plugins</text:p>
      <text:p text:style-name="Preformatted_20_Text"/>
      <text:p text:style-name="Preformatted_20_Text"># A list of user defined VDMJ plugins <text:span text:style-name="T130">(default null)</text:span></text:p>
      <text:p text:style-name="Preformatted_20_Text"># vdmj.plugins = &lt;fully qualified class CSV list&gt;</text:p>
      <text:p text:style-name="P81"><text:tab/></text:p>
      <text:p text:style-name="P81"># The class name for the DebugLink (default null)</text:p>
      <text:p text:style-name="P81"><text:span text:style-name="T130">#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10"/>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7">DependencyOrder</text:p>
          </table:table-cell>
          <table:table-cell table:style-name="vdmj_5f_commands_5f_enum.B2" office:value-type="string">
            <text:p text:style-name="P167">A class to help with arbitrary dependency orderings</text:p>
          </table:table-cell>
        </table:table-row>
        <table:table-row table:style-name="vdmj_5f_commands_5f_enum.2">
          <table:table-cell table:style-name="vdmj_5f_commands_5f_enum.A2" office:value-type="string">
            <text:p text:style-name="P167">KPermutor</text:p>
          </table:table-cell>
          <table:table-cell table:style-name="vdmj_5f_commands_5f_enum.B2" office:value-type="string">
            <text:p text:style-name="P167">A class to enumerate (n k) permutations</text:p>
          </table:table-cell>
        </table:table-row>
        <table:table-row table:style-name="vdmj_5f_commands_5f_enum.2">
          <table:table-cell table:style-name="vdmj_5f_commands_5f_enum.A2" office:value-type="string">
            <text:p text:style-name="P167">KDuplicatePermutor</text:p>
          </table:table-cell>
          <table:table-cell table:style-name="vdmj_5f_commands_5f_enum.B2" office:value-type="string">
            <text:p text:style-name="P167">A class to enumerate (n k) permutations, with duplicates</text:p>
          </table:table-cell>
        </table:table-row>
        <table:table-row table:style-name="vdmj_5f_commands_5f_enum.2">
          <table:table-cell table:style-name="vdmj_5f_commands_5f_enum.A2" office:value-type="string">
            <text:p text:style-name="P167">KCombinator</text:p>
          </table:table-cell>
          <table:table-cell table:style-name="vdmj_5f_commands_5f_enum.B2" office:value-type="string">
            <text:p text:style-name="P167">A class to enumerate (n k) combinations</text:p>
          </table:table-cell>
        </table:table-row>
        <table:table-row table:style-name="vdmj_5f_commands_5f_enum.2">
          <table:table-cell table:style-name="vdmj_5f_commands_5f_enum.A2" office:value-type="string">
            <text:p text:style-name="P167">Selector</text:p>
          </table:table-cell>
          <table:table-cell table:style-name="vdmj_5f_commands_5f_enum.B2" office:value-type="string">
            <text:p text:style-name="P167">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8">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11">DependencyOrder can be given a list of module, classes or definitions, and produces a graph of the dependencies of each on the others. This can be used to produce a “dot” format file or to drive a topological sort of the elements of the list.</text:p>
      <text:p text:style-name="P211">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12">If Java methods in the delegate <text:span text:style-name="T159">need</text:span> to construct VDM Values, a ValueFactory provides a set of methods to achieve this. The factory methods are all static:</text:p>
      <text:p text:style-name="P213"><text:span text:style-name="T160"><text:line-break/>public static BooleanValue mkBool(boolean b) </text:span><text:span text:style-name="T161"><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14"/>
      <text:p text:style-name="P214">public class RemoteSession implements RemoteControl</text:p>
      <text:p text:style-name="P214">{</text:p>
      <text:p text:style-name="P214"><text:tab/>public void run(RemoteInterpreter interpreter)</text:p>
      <text:p text:style-name="P214"><text:tab/>{</text:p>
      <text:p text:style-name="P214"><text:tab/><text:tab/>open a console...</text:p>
      <text:p text:style-name="P214"/>
      <text:p text:style-name="P214"><text:tab/><text:tab/>while (carryOn)</text:p>
      <text:p text:style-name="P214"><text:tab/><text:tab/>{</text:p>
      <text:p text:style-name="P214"><text:tab/><text:tab/><text:tab/>read a line...</text:p>
      <text:p text:style-name="P214"/>
      <text:p text:style-name="P214"><text:tab/><text:tab/><text:tab/>if (line.equals("init"))</text:p>
      <text:p text:style-name="P214"><text:tab/><text:tab/><text:tab/>{</text:p>
      <text:p text:style-name="P214"><text:tab/><text:tab/><text:tab/><text:tab/>interpreter.init();</text:p>
      <text:p text:style-name="P214"><text:tab/><text:tab/><text:tab/>}</text:p>
      <text:p text:style-name="P214"><text:tab/><text:tab/><text:tab/>else</text:p>
      <text:p text:style-name="P214"><text:tab/><text:tab/><text:tab/>{</text:p>
      <text:p text:style-name="P214"><text:tab/><text:tab/><text:tab/><text:tab/>String output = interpreter.execute(line);</text:p>
      <text:p text:style-name="P214"><text:tab/><text:tab/> <text:s text:c="2"/><text:tab/><text:tab/>System.out.println(line + " = " + output);</text:p>
      <text:p text:style-name="P214"><text:tab/><text:tab/><text:tab/>}</text:p>
      <text:p text:style-name="P214"><text:tab/><text:tab/>}</text:p>
      <text:p text:style-name="P214"><text:tab/>}</text:p>
      <text:p text:style-name="P214">}</text:p>
      <text:p text:style-name="P2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08/10/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VDMJ Design Specification</dc:title>
    <dc:description>The design specification for VDMJ.</dc:description>
    <meta:editing-cycles>291</meta:editing-cycles>
    <meta:editing-duration>P2DT22H7M4S</meta:editing-duration>
    <dc:date>2025-10-08T22:19:06.580970214</dc:date>
    <meta:keyword>VDMJ</meta:keyword>
    <dc:subject>VDMJ</dc:subject>
    <meta:print-date>2025-07-21T18:34:09.324170690</meta:print-date>
    <meta:printed-by>PDF files</meta:printed-by>
    <meta:document-statistic meta:table-count="39" meta:image-count="3" meta:object-count="0" meta:page-count="67" meta:paragraph-count="2148" meta:word-count="29304" meta:character-count="190076" meta:non-whitespace-character-count="161114"/>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